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Z ORTIZ DE ORUE VDA DE ARIZABAL, EUDOC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3860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Z ORTIZ DE ORUE VDA DE ARIZABAL, EUDOC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3860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1 - Trans. Aer. Caja Patos Pekin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432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EL CISNE</text:p>
          </table:table-cell>
          <table:table-cell table:style-name="Tabla3.A2" office:value-type="string">
            <text:p text:style-name="P21">PEKIN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2:01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